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82in"/>
    </style:style>
    <style:style style:name="co2" style:family="table-column">
      <style:table-column-properties fo:break-before="auto" style:column-width="2.9547in"/>
    </style:style>
    <style:style style:name="co3" style:family="table-column">
      <style:table-column-properties fo:break-before="auto" style:column-width="1.58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4591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Inventarieregister för amber Biosciences AB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string">
            <text:p>Updateret : 2014-04-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Konto</text:p>
          </table:table-cell>
          <table:table-cell office:value-type="string">
            <text:p>Beskrivning</text:p>
          </table:table-cell>
          <table:table-cell office:value-type="string">
            <text:p>Inköpsdatum</text:p>
          </table:table-cell>
          <table:table-cell office:value-type="string">
            <text:p>Ansk. värde</text:p>
          </table:table-cell>
          <table:table-cell table:style-name="Default" office:value-type="string">
            <text:p>Avskrivnings %</text:p>
          </table:table-cell>
          <table:table-cell office:value-type="string">
            <text:p>Avskrivning</text:p>
          </table:table-cell>
          <table:table-cell office:value-type="string">
            <text:p>Bokfört värde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Dell Lattitude</text:p>
          </table:table-cell>
          <table:table-cell office:value-type="string">
            <text:p>2009-05-02</text:p>
          </table:table-cell>
          <table:table-cell office:value-type="string">
            <text:p>7785,00</text:p>
          </table:table-cell>
          <table:table-cell office:value-type="percentage" office:value="1">
            <text:p>100.00%</text:p>
          </table:table-cell>
          <table:table-cell office:value-type="string">
            <text:p>7785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Dell PowerEdge R300</text:p>
          </table:table-cell>
          <table:table-cell office:value-type="string">
            <text:p>2009-01-04</text:p>
          </table:table-cell>
          <table:table-cell office:value-type="string">
            <text:p>8334,00</text:p>
          </table:table-cell>
          <table:table-cell office:value-type="percentage" office:value="1">
            <text:p>100.00%</text:p>
          </table:table-cell>
          <table:table-cell office:value-type="string">
            <text:p>8334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acBook Pro</text:p>
          </table:table-cell>
          <table:table-cell office:value-type="string">
            <text:p>2009-09-15</text:p>
          </table:table-cell>
          <table:table-cell office:value-type="string">
            <text:p>14396,00</text:p>
          </table:table-cell>
          <table:table-cell office:value-type="percentage" office:value="1">
            <text:p>100.00%</text:p>
          </table:table-cell>
          <table:table-cell office:value-type="string">
            <text:p>14396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Dell U2410</text:p>
          </table:table-cell>
          <table:table-cell office:value-type="string">
            <text:p>2010-04-14</text:p>
          </table:table-cell>
          <table:table-cell office:value-type="string">
            <text:p>4985,00</text:p>
          </table:table-cell>
          <table:table-cell office:value-type="percentage" office:value="1">
            <text:p>100.00%</text:p>
          </table:table-cell>
          <table:table-cell office:value-type="string">
            <text:p>4985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acBook Pro</text:p>
          </table:table-cell>
          <table:table-cell office:value-type="string">
            <text:p>2010-03-31</text:p>
          </table:table-cell>
          <table:table-cell office:value-type="string">
            <text:p>16620,00</text:p>
          </table:table-cell>
          <table:table-cell office:value-type="percentage" office:value="1">
            <text:p>100.00%</text:p>
          </table:table-cell>
          <table:table-cell office:value-type="string">
            <text:p>16620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IMAC</text:p>
          </table:table-cell>
          <table:table-cell office:value-type="string">
            <text:p>2010-05-10</text:p>
          </table:table-cell>
          <table:table-cell office:value-type="string">
            <text:p>18220,00</text:p>
          </table:table-cell>
          <table:table-cell office:value-type="percentage" office:value="1">
            <text:p>100.00%</text:p>
          </table:table-cell>
          <table:table-cell office:value-type="string">
            <text:p>18220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Acer laptop</text:p>
          </table:table-cell>
          <table:table-cell office:value-type="string">
            <text:p>2010-12-10</text:p>
          </table:table-cell>
          <table:table-cell office:value-type="string">
            <text:p>4028,00</text:p>
          </table:table-cell>
          <table:table-cell office:value-type="percentage" office:value="1">
            <text:p>100.00%</text:p>
          </table:table-cell>
          <table:table-cell office:value-type="string">
            <text:p>4028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Airport extreme, Samsung printer</text:p>
          </table:table-cell>
          <table:table-cell office:value-type="string">
            <text:p>2011-01-03</text:p>
          </table:table-cell>
          <table:table-cell office:value-type="string">
            <text:p>3668,00</text:p>
          </table:table-cell>
          <table:table-cell office:value-type="percentage" office:value="1">
            <text:p>100.00%</text:p>
          </table:table-cell>
          <table:table-cell office:value-type="string">
            <text:p>3668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acBook Pro</text:p>
          </table:table-cell>
          <table:table-cell office:value-type="string">
            <text:p>2011-11-04</text:p>
          </table:table-cell>
          <table:table-cell office:value-type="string">
            <text:p>22400,00</text:p>
          </table:table-cell>
          <table:table-cell office:value-type="percentage" office:value="1">
            <text:p>100.00%</text:p>
          </table:table-cell>
          <table:table-cell office:value-type="string">
            <text:p>22400,00</text:p>
          </table:table-cell>
          <table:table-cell office:value-type="string">
            <text:p>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9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9:47:32</dc:date>
    <dc:creator>Morten Krogh</dc:creator>
    <meta:document-statistic meta:table-count="1" meta:cell-count="72" meta:object-count="0"/>
    <meta:generator>OpenOffice/4.1.1$Unix OpenOffice.org_project/411m6$Build-9775</meta:generator>
  </office:meta>
</office:document-meta>
</file>